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2.833cm"/>
    </style:style>
    <style:style style:name="Table1.B" style:family="table-column">
      <style:table-column-properties style:column-width="3.66cm"/>
    </style:style>
    <style:style style:name="Table1.C" style:family="table-column">
      <style:table-column-properties style:column-width="2.401cm"/>
    </style:style>
    <style:style style:name="Table1.D" style:family="table-column">
      <style:table-column-properties style:column-width="2.439cm"/>
    </style:style>
    <style:style style:name="Table1.F" style:family="table-column">
      <style:table-column-properties style:column-width="2.82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b8e0" officeooo:paragraph-rsid="0019b8e0"/>
    </style:style>
    <style:style style:name="P2" style:family="paragraph" style:parent-style-name="Standard">
      <style:text-properties fo:font-weight="bold" officeooo:rsid="001b3f4b" officeooo:paragraph-rsid="001b3f4b" style:font-weight-asian="bold" style:font-weight-complex="bold"/>
    </style:style>
    <style:style style:name="P3" style:family="paragraph" style:parent-style-name="Standard">
      <style:text-properties fo:font-weight="bold" officeooo:rsid="0019b8e0" officeooo:paragraph-rsid="0019b8e0" style:font-weight-asian="bold" style:font-weight-complex="bold"/>
    </style:style>
    <style:style style:name="P4" style:family="paragraph" style:parent-style-name="Standard">
      <style:text-properties officeooo:rsid="001bbae4" officeooo:paragraph-rsid="001bbae4"/>
    </style:style>
    <style:style style:name="P5" style:family="paragraph" style:parent-style-name="Standard">
      <style:text-properties officeooo:rsid="001bbae4" officeooo:paragraph-rsid="00693989"/>
    </style:style>
    <style:style style:name="P6" style:family="paragraph" style:parent-style-name="Standard">
      <style:text-properties officeooo:rsid="001bbae4" officeooo:paragraph-rsid="0069b277"/>
    </style:style>
    <style:style style:name="P7" style:family="paragraph" style:parent-style-name="Standard">
      <style:text-properties officeooo:rsid="0020a40b" officeooo:paragraph-rsid="00337791"/>
    </style:style>
    <style:style style:name="P8" style:family="paragraph" style:parent-style-name="Standard">
      <style:text-properties officeooo:rsid="0020a40b" officeooo:paragraph-rsid="002f824a"/>
    </style:style>
    <style:style style:name="P9" style:family="paragraph" style:parent-style-name="Standard">
      <style:text-properties officeooo:rsid="0020a40b" officeooo:paragraph-rsid="0020a40b"/>
    </style:style>
    <style:style style:name="P10" style:family="paragraph" style:parent-style-name="Standard">
      <style:text-properties officeooo:rsid="0020aeb3" officeooo:paragraph-rsid="0020aeb3"/>
    </style:style>
    <style:style style:name="P11" style:family="paragraph" style:parent-style-name="Standard">
      <style:text-properties officeooo:rsid="0020aeb3" officeooo:paragraph-rsid="00337791"/>
    </style:style>
    <style:style style:name="P12" style:family="paragraph" style:parent-style-name="Standard">
      <style:text-properties officeooo:rsid="003e388a" officeooo:paragraph-rsid="003e388a"/>
    </style:style>
    <style:style style:name="P13" style:family="paragraph" style:parent-style-name="Standard">
      <style:text-properties officeooo:rsid="00266598" officeooo:paragraph-rsid="00266598"/>
    </style:style>
    <style:style style:name="P14" style:family="paragraph" style:parent-style-name="Standard">
      <style:paragraph-properties fo:text-align="justify" style:justify-single-word="false"/>
      <style:text-properties officeooo:rsid="00266598" officeooo:paragraph-rsid="00266598"/>
    </style:style>
    <style:style style:name="P15" style:family="paragraph" style:parent-style-name="Standard">
      <style:paragraph-properties fo:text-align="justify" style:justify-single-word="false"/>
      <style:text-properties officeooo:rsid="00266598" officeooo:paragraph-rsid="005b3eac"/>
    </style:style>
    <style:style style:name="P16" style:family="paragraph" style:parent-style-name="Standard">
      <style:text-properties officeooo:rsid="0043c3eb" officeooo:paragraph-rsid="00493af2"/>
    </style:style>
    <style:style style:name="P17" style:family="paragraph" style:parent-style-name="Standard">
      <style:text-properties officeooo:rsid="0047a923" officeooo:paragraph-rsid="0047a923"/>
    </style:style>
    <style:style style:name="P18" style:family="paragraph" style:parent-style-name="Standard">
      <style:text-properties officeooo:rsid="00493af2" officeooo:paragraph-rsid="00493af2"/>
    </style:style>
    <style:style style:name="P19" style:family="paragraph" style:parent-style-name="Standard">
      <style:text-properties officeooo:rsid="004dbf9d" officeooo:paragraph-rsid="0054e168"/>
    </style:style>
    <style:style style:name="P20" style:family="paragraph" style:parent-style-name="Standard">
      <style:text-properties style:text-underline-style="solid" style:text-underline-width="auto" style:text-underline-color="font-color" fo:font-weight="bold" officeooo:rsid="004dbf9d" officeooo:paragraph-rsid="004dbf9d"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5af081" officeooo:paragraph-rsid="005af081"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5d2620" officeooo:paragraph-rsid="005d2620"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5fccf5" officeooo:paragraph-rsid="005fccf5" style:font-weight-asian="bold" style:font-weight-complex="bold"/>
    </style:style>
    <style:style style:name="P24" style:family="paragraph" style:parent-style-name="Standard">
      <style:text-properties style:text-underline-style="solid" style:text-underline-width="auto" style:text-underline-color="font-color" officeooo:rsid="0064d1d7" officeooo:paragraph-rsid="0064d1d7"/>
    </style:style>
    <style:style style:name="P25" style:family="paragraph" style:parent-style-name="Standard">
      <style:text-properties officeooo:rsid="0056c46e" officeooo:paragraph-rsid="0056c46e"/>
    </style:style>
    <style:style style:name="P26" style:family="paragraph" style:parent-style-name="Standard">
      <style:text-properties style:text-underline-style="none" fo:font-weight="normal" officeooo:rsid="005d2620" officeooo:paragraph-rsid="005d2620" style:font-weight-asian="normal" style:font-weight-complex="normal"/>
    </style:style>
    <style:style style:name="P27" style:family="paragraph" style:parent-style-name="Standard">
      <style:text-properties style:text-underline-style="none" fo:font-weight="normal" officeooo:rsid="005d2620" officeooo:paragraph-rsid="0059564a" style:font-weight-asian="normal" style:font-weight-complex="normal"/>
    </style:style>
    <style:style style:name="P28" style:family="paragraph" style:parent-style-name="Standard">
      <style:text-properties style:text-underline-style="none" fo:font-weight="normal" officeooo:rsid="005fccf5" officeooo:paragraph-rsid="005fccf5" style:font-weight-asian="normal" style:font-weight-complex="normal"/>
    </style:style>
    <style:style style:name="P29" style:family="paragraph" style:parent-style-name="Standard">
      <style:text-properties style:text-underline-style="none" fo:font-weight="normal" officeooo:rsid="006363cf" officeooo:paragraph-rsid="006363cf" style:font-weight-asian="normal" style:font-weight-complex="normal"/>
    </style:style>
    <style:style style:name="P30" style:family="paragraph" style:parent-style-name="Standard">
      <style:text-properties style:text-underline-style="none" fo:font-weight="normal" officeooo:rsid="0063d3f9" officeooo:paragraph-rsid="0063d3f9" style:font-weight-asian="normal" style:font-weight-complex="normal"/>
    </style:style>
    <style:style style:name="P31" style:family="paragraph" style:parent-style-name="Standard">
      <style:text-properties style:text-underline-style="none" fo:font-weight="normal" officeooo:rsid="0064d1d7" officeooo:paragraph-rsid="0064d1d7" style:font-weight-asian="normal" style:font-weight-complex="normal"/>
    </style:style>
    <style:style style:name="P32" style:family="paragraph" style:parent-style-name="Standard">
      <style:text-properties style:text-underline-style="none" officeooo:rsid="0059564a" officeooo:paragraph-rsid="0063d3f9"/>
    </style:style>
    <style:style style:name="P33" style:family="paragraph" style:parent-style-name="Standard">
      <style:text-properties fo:font-size="16pt" style:text-underline-style="solid" style:text-underline-width="auto" style:text-underline-color="font-color" fo:font-weight="bold" officeooo:rsid="0059564a" officeooo:paragraph-rsid="0063d3f9" style:font-size-asian="16pt" style:font-weight-asian="bold" style:font-size-complex="16pt" style:font-weight-complex="bold"/>
    </style:style>
    <style:style style:name="P34" style:family="paragraph" style:parent-style-name="Standard">
      <style:text-properties fo:font-size="16pt" officeooo:rsid="003e388a" officeooo:paragraph-rsid="003e388a" style:font-size-asian="16pt" style:font-size-complex="16pt"/>
    </style:style>
    <style:style style:name="P35" style:family="paragraph" style:parent-style-name="Standard">
      <style:text-properties fo:font-size="16pt" fo:font-weight="bold" officeooo:rsid="0019b8e0" officeooo:paragraph-rsid="0019b8e0" style:font-size-asian="16pt" style:font-weight-asian="bold" style:font-size-complex="16pt" style:font-weight-complex="bold"/>
    </style:style>
    <style:style style:name="P36" style:family="paragraph" style:parent-style-name="Standard">
      <style:text-properties fo:font-size="16pt" fo:font-weight="bold" officeooo:rsid="0063d3f9" officeooo:paragraph-rsid="0063d3f9" style:font-size-asian="16pt" style:font-weight-asian="bold" style:font-size-complex="16pt" style:font-weight-complex="bold"/>
    </style:style>
    <style:style style:name="P37" style:family="paragraph" style:parent-style-name="Standard">
      <style:text-properties fo:font-size="16pt" fo:font-weight="bold" officeooo:rsid="00693989" officeooo:paragraph-rsid="00693989" style:font-size-asian="16pt" style:font-weight-asian="bold" style:font-size-complex="16pt" style:font-weight-complex="bold"/>
    </style:style>
    <style:style style:name="P38" style:family="paragraph" style:parent-style-name="Standard">
      <style:text-properties officeooo:rsid="00651453" officeooo:paragraph-rsid="00651453"/>
    </style:style>
    <style:style style:name="P39" style:family="paragraph" style:parent-style-name="Table_20_Contents">
      <style:text-properties fo:font-weight="bold" officeooo:rsid="003f7d98" officeooo:paragraph-rsid="003f7d98" style:font-weight-asian="bold" style:font-weight-complex="bold"/>
    </style:style>
    <style:style style:name="P40" style:family="paragraph" style:parent-style-name="Table_20_Contents">
      <style:text-properties officeooo:rsid="002bbe4f" officeooo:paragraph-rsid="002bbe4f"/>
    </style:style>
    <style:style style:name="P41" style:family="paragraph" style:parent-style-name="Table_20_Contents">
      <style:text-properties officeooo:rsid="00361df1" officeooo:paragraph-rsid="00361df1"/>
    </style:style>
    <style:style style:name="P42" style:family="paragraph" style:parent-style-name="Table_20_Contents">
      <style:text-properties officeooo:rsid="0036f766" officeooo:paragraph-rsid="0036f766"/>
    </style:style>
    <style:style style:name="P43" style:family="paragraph" style:parent-style-name="Table_20_Contents">
      <style:text-properties fo:font-weight="normal" officeooo:rsid="00405246" officeooo:paragraph-rsid="00405246" style:font-weight-asian="normal" style:font-weight-complex="normal"/>
    </style:style>
    <style:style style:name="P44" style:family="paragraph" style:parent-style-name="Standard" style:list-style-name="L1">
      <style:text-properties fo:font-size="12pt" style:text-underline-style="none" fo:font-weight="normal" officeooo:rsid="006ae4f3" officeooo:paragraph-rsid="006ae4f3" style:font-size-asian="10.5pt" style:font-weight-asian="normal" style:font-size-complex="12pt" style:font-weight-complex="normal"/>
    </style:style>
    <style:style style:name="P45" style:family="paragraph" style:parent-style-name="Standard" style:list-style-name="L1">
      <style:text-properties fo:font-size="12pt" style:text-underline-style="none" fo:font-weight="normal" officeooo:rsid="006ca3c3" officeooo:paragraph-rsid="006ca3c3" style:font-size-asian="10.5pt" style:font-weight-asian="normal" style:font-size-complex="12pt" style:font-weight-complex="normal"/>
    </style:style>
    <style:style style:name="P46" style:family="paragraph" style:parent-style-name="Standard" style:list-style-name="L2">
      <style:text-properties fo:font-size="12pt" fo:font-weight="normal" officeooo:rsid="006abd46" officeooo:paragraph-rsid="006abd46" style:font-size-asian="10.5pt" style:font-weight-asian="normal" style:font-size-complex="12pt" style:font-weight-complex="normal"/>
    </style:style>
    <style:style style:name="P47" style:family="paragraph" style:parent-style-name="Standard" style:list-style-name="L2">
      <style:text-properties fo:font-size="12pt" fo:font-weight="normal" officeooo:rsid="006abd46" officeooo:paragraph-rsid="00708352" style:font-size-asian="10.5pt" style:font-weight-asian="normal" style:font-size-complex="12pt" style:font-weight-complex="normal"/>
    </style:style>
    <style:style style:name="P48" style:family="paragraph" style:parent-style-name="Standard" style:list-style-name="L2">
      <style:text-properties fo:font-size="12pt" fo:font-weight="normal" officeooo:rsid="006eb97e" officeooo:paragraph-rsid="00708352" style:font-size-asian="10.5pt" style:font-weight-asian="normal" style:font-size-complex="12pt" style:font-weight-complex="normal"/>
    </style:style>
    <style:style style:name="P49" style:family="paragraph" style:parent-style-name="Standard" style:list-style-name="L2">
      <style:text-properties fo:font-size="12pt" fo:font-weight="normal" officeooo:rsid="00708352" officeooo:paragraph-rsid="00708352" style:font-size-asian="10.5pt" style:font-weight-asian="normal" style:font-size-complex="12pt" style:font-weight-complex="normal"/>
    </style:style>
    <style:style style:name="P50" style:family="paragraph" style:parent-style-name="Standard" style:list-style-name="L3">
      <style:text-properties style:text-underline-style="solid" style:text-underline-width="auto" style:text-underline-color="font-color" officeooo:rsid="0064d1d7" officeooo:paragraph-rsid="0064d1d7"/>
    </style:style>
    <style:style style:name="P51" style:family="paragraph" style:parent-style-name="Standard" style:list-style-name="L3">
      <style:text-properties style:text-underline-style="solid" style:text-underline-width="auto" style:text-underline-color="font-color" fo:font-weight="normal" officeooo:rsid="005af081" officeooo:paragraph-rsid="007b3ac5" style:font-weight-asian="normal" style:font-weight-complex="normal"/>
    </style:style>
    <style:style style:name="P52" style:family="paragraph" style:parent-style-name="Standard" style:list-style-name="L3">
      <style:text-properties style:text-underline-style="none" officeooo:rsid="0066d3b1" officeooo:paragraph-rsid="0066d3b1"/>
    </style:style>
    <style:style style:name="P53" style:family="paragraph" style:parent-style-name="Standard" style:list-style-name="L3">
      <style:text-properties style:text-underline-style="none" officeooo:rsid="0064d1d7" officeooo:paragraph-rsid="0066d3b1"/>
    </style:style>
    <style:style style:name="P54" style:family="paragraph" style:parent-style-name="Standard" style:list-style-name="L3">
      <style:text-properties style:text-underline-style="none" officeooo:rsid="0064d1d7" officeooo:paragraph-rsid="0064d1d7"/>
    </style:style>
    <style:style style:name="P55" style:family="paragraph" style:parent-style-name="Standard" style:list-style-name="L3">
      <style:text-properties style:text-underline-style="none" officeooo:rsid="0059564a" officeooo:paragraph-rsid="0063d3f9"/>
    </style:style>
    <style:style style:name="P56" style:family="paragraph" style:parent-style-name="Standard" style:list-style-name="L3">
      <style:text-properties style:text-underline-style="none" officeooo:rsid="0059564a" officeooo:paragraph-rsid="007b3ac5"/>
    </style:style>
    <style:style style:name="P57" style:family="paragraph" style:parent-style-name="Standard" style:list-style-name="L3">
      <style:text-properties officeooo:rsid="0064d1d7" officeooo:paragraph-rsid="0064d1d7"/>
    </style:style>
    <style:style style:name="P58" style:family="paragraph" style:parent-style-name="Standard" style:list-style-name="L4">
      <style:text-properties officeooo:rsid="00651453" officeooo:paragraph-rsid="00651453"/>
    </style:style>
    <style:style style:name="P59" style:family="paragraph" style:parent-style-name="Standard" style:list-style-name="L4">
      <style:text-properties officeooo:rsid="0078885f" officeooo:paragraph-rsid="0078885f"/>
    </style:style>
    <style:style style:name="P6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3f4b"/>
    </style:style>
    <style:style style:name="T2" style:family="text">
      <style:text-properties officeooo:rsid="001d0079"/>
    </style:style>
    <style:style style:name="T3" style:family="text">
      <style:text-properties officeooo:rsid="0025653f"/>
    </style:style>
    <style:style style:name="T4" style:family="text">
      <style:text-properties officeooo:rsid="002dba4b"/>
    </style:style>
    <style:style style:name="T5" style:family="text">
      <style:text-properties officeooo:rsid="002f824a"/>
    </style:style>
    <style:style style:name="T6" style:family="text">
      <style:text-properties officeooo:rsid="00337791"/>
    </style:style>
    <style:style style:name="T7" style:family="text">
      <style:text-properties fo:font-weight="bold" style:font-weight-asian="bold" style:font-weight-complex="bold"/>
    </style:style>
    <style:style style:name="T8" style:family="text">
      <style:text-properties fo:font-weight="bold" officeooo:rsid="0025653f" style:font-weight-asian="bold" style:font-weight-complex="bold"/>
    </style:style>
    <style:style style:name="T9" style:family="text">
      <style:text-properties officeooo:rsid="003c97ab"/>
    </style:style>
    <style:style style:name="T10" style:family="text">
      <style:text-properties officeooo:rsid="003f7d98"/>
    </style:style>
    <style:style style:name="T11" style:family="text">
      <style:text-properties officeooo:rsid="00405246"/>
    </style:style>
    <style:style style:name="T12" style:family="text">
      <style:text-properties officeooo:rsid="0041c307"/>
    </style:style>
    <style:style style:name="T13" style:family="text">
      <style:text-properties officeooo:rsid="0043c3eb"/>
    </style:style>
    <style:style style:name="T14" style:family="text">
      <style:text-properties style:font-name="Liberation Serif1" style:font-name-asian="Liberation Serif1" style:font-name-complex="Liberation Serif1"/>
    </style:style>
    <style:style style:name="T15" style:family="text">
      <style:text-properties style:font-name="Liberation Serif1" officeooo:rsid="004f8c25" style:font-name-asian="Liberation Serif1" style:font-name-complex="Liberation Serif1"/>
    </style:style>
    <style:style style:name="T16" style:family="text">
      <style:text-properties officeooo:rsid="004b4b88"/>
    </style:style>
    <style:style style:name="T17" style:family="text">
      <style:text-properties officeooo:rsid="004f8c25"/>
    </style:style>
    <style:style style:name="T18" style:family="text">
      <style:text-properties officeooo:rsid="0056c46e"/>
    </style:style>
    <style:style style:name="T19" style:family="text">
      <style:text-properties officeooo:rsid="00581398"/>
    </style:style>
    <style:style style:name="T20" style:family="text">
      <style:text-properties officeooo:rsid="0059564a"/>
    </style:style>
    <style:style style:name="T21" style:family="text">
      <style:text-properties style:text-underline-style="none"/>
    </style:style>
    <style:style style:name="T22" style:family="text">
      <style:text-properties style:text-underline-style="none" officeooo:rsid="005d2620"/>
    </style:style>
    <style:style style:name="T23" style:family="text">
      <style:text-properties style:text-underline-style="none" officeooo:rsid="0064d1d7"/>
    </style:style>
    <style:style style:name="T24" style:family="text">
      <style:text-properties style:text-underline-style="none" officeooo:rsid="0066d3b1"/>
    </style:style>
    <style:style style:name="T25" style:family="text">
      <style:text-properties style:text-underline-style="none" officeooo:rsid="0078885f"/>
    </style:style>
    <style:style style:name="T26" style:family="text">
      <style:text-properties officeooo:rsid="005af081"/>
    </style:style>
    <style:style style:name="T27" style:family="text">
      <style:text-properties officeooo:rsid="0059564a" fo:background-color="transparent" loext:char-shading-value="0"/>
    </style:style>
    <style:style style:name="T28" style:family="text">
      <style:text-properties officeooo:rsid="005af081" fo:background-color="transparent" loext:char-shading-value="0"/>
    </style:style>
    <style:style style:name="T29" style:family="text">
      <style:text-properties officeooo:rsid="005d8867"/>
    </style:style>
    <style:style style:name="T30" style:family="text">
      <style:text-properties officeooo:rsid="00627475"/>
    </style:style>
    <style:style style:name="T31" style:family="text">
      <style:text-properties officeooo:rsid="0063d3f9"/>
    </style:style>
    <style:style style:name="T32" style:family="text">
      <style:text-properties officeooo:rsid="00671236"/>
    </style:style>
    <style:style style:name="T33" style:family="text">
      <style:text-properties officeooo:rsid="006ca3c3"/>
    </style:style>
    <style:style style:name="T34" style:family="text">
      <style:text-properties officeooo:rsid="006cf599"/>
    </style:style>
    <style:style style:name="T35" style:family="text">
      <style:text-properties officeooo:rsid="006d811f"/>
    </style:style>
    <style:style style:name="T36" style:family="text">
      <style:text-properties officeooo:rsid="006eb97e"/>
    </style:style>
    <style:style style:name="T37" style:family="text">
      <style:text-properties officeooo:rsid="00708352"/>
    </style:style>
    <style:style style:name="T38" style:family="text">
      <style:text-properties officeooo:rsid="0070b582"/>
    </style:style>
    <style:style style:name="T39" style:family="text">
      <style:text-properties officeooo:rsid="0075ddae"/>
    </style:style>
    <style:style style:name="T40" style:family="text">
      <style:text-properties officeooo:rsid="0078885f"/>
    </style:style>
    <style:style style:name="T41" style:family="text">
      <style:text-properties officeooo:rsid="007986a8"/>
    </style:style>
    <style:style style:name="T42" style:family="text">
      <style:text-properties officeooo:rsid="007b3ac5"/>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sing joint-species distribution models to inform </text:span>mixed fishery management</text:p>
      <text:p text:style-name="P1"/>
      <text:p text:style-name="P4">Paul J Dolder, James T Thorson &amp; Cóilín Minto</text:p>
      <text:p text:style-name="P1"/>
      <text:p text:style-name="P35">Abstract</text:p>
      <text:p text:style-name="P1"/>
      <text:p text:style-name="P6">Mixed fisheries are where more than one species <text:span text:style-name="T9">are</text:span> caught <text:span text:style-name="T9">together </text:span>in the same fishing operation. <text:span text:style-name="T9">Mixed fishery interactions are</text:span> the pre-eminent management issue in fisheries managed by landing quotas, as <text:span text:style-name="T2">over-quota catches of weaker stocks leads to</text:span> overexploitation <text:span text:style-name="T2">when pursuing landings of healthy stocks</text:span>. <text:span text:style-name="T2">Decoupling exploitation of weaker stocks from healthy stocks is vital if mixed fisheries are to be managed efficiently, yet remains a challenge due to co-occurrence at fine spatial and temporal scales. We apply a joint species distribution model (VAST) to the nine most important demersal fish species caught in the Celtic Sea fisheries, each separated into juvenile and adult size classes. The model integrates across seven fisheries independent surveys, takes account of correlations among species-group spatio-temporal distributions and abundances and makes use of habitat and depth covariates to predict spatial density estimates consistent with the resolution of the data. Model outputs are consistent with stock-level trends abundances over time from international assessments, yet also provide additional detailed insight into species co-occurrence and the strength of interactions in space and time. We use the outputs to draw inference on the challenges in separating catches of key commercial demersal fish in moving to the EU landing obligation. </text:span><office:annotation office:name="__Annotation__208_2093802954"><dc:creator>Unknown Author</dc:creator><dc:date>2017-03-29T14:54:48</dc:date><text:p text:style-name="P60"><text:span text:style-name="T43">I don’t know how feasible it is to undertake the optimisation exercise for this piece of work, but would be a way to round the paper off...or it may be sufficiently involved to be a separate exercise?</text:span></text:p></office:annotation><text:span text:style-name="T2">[We then show how exploiting differences in species distributions through optimising spatial effort distribution can help align catches to available quota, improving the sustainability of mixed fisheries].</text:span></text:p>
      <text:p text:style-name="P5"><office:annotation-end office:name="__Annotation__208_2093802954"/></text:p>
      <text:p text:style-name="P1"/>
      <text:p text:style-name="P37">Key points</text:p>
      <text:p text:style-name="P37"/>
      <text:list xml:id="list4942906969932102478" text:style-name="L1">
        <text:list-item>
          <text:p text:style-name="P44">Increasing interest in spatio-temporal management for mixed fisheries to avoid weaker stocks.</text:p>
          <text:p text:style-name="P44"/>
        </text:list-item>
        <text:list-item>
          <text:p text:style-name="P44">JDSMs can inform <text:span text:style-name="T33">if and </text:span>where / when <text:span text:style-name="T33">species are more likely to be able to be exploited independently from species of concern. Including whether its possible to separate the fisheries or other technical (gear based) measures might be more effective.</text:span></text:p>
          <text:p text:style-name="P44"/>
        </text:list-item>
        <text:list-item>
          <text:p text:style-name="P45">Applied to 9 species each with 2 life stages (juvenile / adult). Incorporated fixed gear effects to take account of survey differences, and incorporated substrate and depth as predictive covariates.</text:p>
          <text:p text:style-name="P45"/>
        </text:list-item>
        <text:list-item>
          <text:p text:style-name="P45">Factor analysis shows some common spatial patterns describing species occurrence (moving from inshore North East to offshore South West), yet including spatio-temporal dynamics indicates linkages among species groups are more important <text:span text:style-name="T34">than a spatial pattern</text:span>. Could indicate some uncharacterised spatio-temporal driver (environmental / temperature) leading to abundance hot spots ?</text:p>
          <text:p text:style-name="P45"/>
        </text:list-item>
        <text:list-item>
          <text:p text:style-name="P45">Model output confirms linkages among species groups (gadoids, flatfish and deeper waters species) commonly caught together in the same fisheries - however, indications some of spatial/temporal separation of cod from haddock and whiting in the gadoid fishery which could have important implications for management of mixed demersal fisheries.</text:p>
        </text:list-item>
      </text:list>
      <text:p text:style-name="P36"/>
      <text:p text:style-name="P36"/>
      <text:p text:style-name="P36"><text:soft-page-break/>Introduction</text:p>
      <text:p text:style-name="P36"/>
      <text:list xml:id="list2469890773549526490" text:style-name="L2">
        <text:list-item>
          <text:p text:style-name="P46">The context of the mixed fishery management problem: over-quota catches and discarding, introduction of the landings obligation to EU fisheries. </text:p>
          <text:p text:style-name="P46"/>
        </text:list-item>
        <text:list-item>
          <text:p text:style-name="P47"><text:span text:style-name="T35">Importance and new emphasis on managing mixed fisheries in more effective way – n</text:span>eed for management solutions to maximise quota uptake in highly diverse mixed fisheries of Celtic Sea – <text:span text:style-name="T37">introduce some of the key species and fisheries</text:span></text:p>
          <text:p text:style-name="P47"/>
        </text:list-item>
        <text:list-item>
          <text:p text:style-name="P47"><text:span text:style-name="T37">I</text:span>ncreasing interest <text:span text:style-name="T37">(both locally and worldwide) </text:span>in spatial management measures and decoupling exploitation through spatio-temporal avoidance / closures.</text:p>
          <text:p text:style-name="P47"/>
        </text:list-item>
        <text:list-item>
          <text:p text:style-name="P47">The history of surveys for the region – and the lack of effective use of the information due to different survey designs, spatial / temporal coverage. <text:s/></text:p>
          <text:p text:style-name="P46"/>
        </text:list-item>
        <text:list-item>
          <text:p text:style-name="P46"><text:span text:style-name="T36">Recent d</text:span>evelopments in JDSMs, <text:span text:style-name="T37">geospatial methods and</text:span> <text:span text:style-name="T37">mixed models and how they can inform on co-occurrence of different species and their interactions in space and time while taking account of different survey design / structure.</text:span></text:p>
          <text:p text:style-name="P46"/>
        </text:list-item>
        <text:list-item>
          <text:p text:style-name="P48">Introducing questions:</text:p>
          <text:list>
            <text:list-item>
              <text:p text:style-name="P48">Can effective use be made of different surveys to inform on likely technical interactions <text:span text:style-name="T38">(integrating across surveys)</text:span></text:p>
            </text:list-item>
            <text:list-item>
              <text:p text:style-name="P48">What inferences can be drawn about <text:span text:style-name="T37">species co-occurrence and spatio-temporal dynamics in the context of mixed fishery management (factor analysis).</text:span></text:p>
            </text:list-item>
            <text:list-item>
              <text:p text:style-name="P49">Can insights be used to identify where spatio-temporal management measures can support sustainability of the mixed fisheries by decoupling exploitation of species caught in the fisheries <text:span text:style-name="T38">(context of gadoid fishery management problem – possibly effort allocation optimisation exercise)</text:span>.</text:p>
            </text:list-item>
          </text:list>
          <text:p text:style-name="P46"/>
        </text:list-item>
      </text:list>
      <text:p text:style-name="P35">Methods</text:p>
      <text:p text:style-name="P1"/>
      <text:p text:style-name="P12">Description of Data:– different surveys <text:span text:style-name="T13">covering 1990 - 2015</text:span> <text:span text:style-name="T13">(Table 1 in pdf)</text:span> and <text:span text:style-name="T13">9 species separated as juvenile/adult into 18</text:span> species-group <text:span text:style-name="T13">(Table 2 in pdf). Data processing steps including cleaning up data, estimating swept area etc...[draw from data processing doc].</text:span></text:p>
      <text:p text:style-name="P12"/>
      <text:p text:style-name="P12">Description of VAST: <text:span text:style-name="T37">Based around Thorson &amp; Barnett 2017</text:span></text:p>
      <text:p text:style-name="P12"/>
      <text:p text:style-name="P12">Settings / application for choice of competing models</text:p>
      <text:p text:style-name="P18"><text:tab/>- Fixed gear effect</text:p>
      <text:p text:style-name="P16"><text:tab/>- Inclusion of substrate and depth covariates (Figure 1).</text:p>
      <text:p text:style-name="P1"/>
      <text:p text:style-name="P34"><text:span text:style-name="T8">R</text:span><text:span text:style-name="T7">esults</text:span></text:p>
      <text:p text:style-name="P1"/>
      <text:p text:style-name="P14">Model comparison through AIC, BIC <text:span text:style-name="T13">indicate that including vessel effect gives a marked improvement, where including predictive density covariates based on substrate type and depth led to no improvement (Table 3).</text:span></text:p>
      <text:p text:style-name="P13"/>
      <text:p text:style-name="P12">Table 3. <text:span text:style-name="T10">AIC and BIC used for model selection</text:span></text:p>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table-cell table:style-name="Table1.A1" office:value-type="string">
            <text:p text:style-name="P39">Model</text:p>
          </table:table-cell>
          <table:table-cell table:style-name="Table1.A1" office:value-type="string">
            <text:p text:style-name="P39">Description</text:p>
          </table:table-cell>
          <table:table-cell table:style-name="Table1.A1" office:value-type="string">
            <text:p text:style-name="P39"><text:span text:style-name="T11">No </text:span>Fixed Param<text:span text:style-name="T11">eter</text:span>s</text:p>
          </table:table-cell>
          <table:table-cell table:style-name="Table1.A1" office:value-type="string">
            <text:p text:style-name="P39"><text:span text:style-name="T11">No </text:span>Rand<text:span text:style-name="T11">om</text:span> Param<text:span text:style-name="T11">eter</text:span>s</text:p>
          </table:table-cell>
          <table:table-cell table:style-name="Table1.A1" office:value-type="string">
            <text:p text:style-name="P39">AIC</text:p>
          </table:table-cell>
          <table:table-cell table:style-name="Table1.F1" office:value-type="string">
            <text:p text:style-name="P39">BIC</text:p>
          </table:table-cell>
        </table:table-row>
        <text:soft-page-break/>
        <table:table-row>
          <table:table-cell table:style-name="Table1.A2" office:value-type="string">
            <text:p text:style-name="P40"><text:span text:style-name="T4">H</text:span>0</text:p>
          </table:table-cell>
          <table:table-cell table:style-name="Table1.A2" office:value-type="string">
            <text:p text:style-name="P8">Without fixed gear effect (<text:span text:style-name="T12">vessel </text:span>random effect), no covariates</text:p>
          </table:table-cell>
          <table:table-cell table:style-name="Table1.A2" office:value-type="string">
            <text:p text:style-name="P43">1462</text:p>
          </table:table-cell>
          <table:table-cell table:style-name="Table1.A2" office:value-type="string">
            <text:p text:style-name="P43">129276</text:p>
          </table:table-cell>
          <table:table-cell table:style-name="Table1.A2" office:value-type="string">
            <text:p text:style-name="P40">125 954</text:p>
          </table:table-cell>
          <table:table-cell table:style-name="Table1.F2" office:value-type="string">
            <text:p text:style-name="P40">140 187</text:p>
          </table:table-cell>
        </table:table-row>
        <table:table-row>
          <table:table-cell table:style-name="Table1.A2" office:value-type="string">
            <text:p text:style-name="P40"><text:span text:style-name="T4">H</text:span>1</text:p>
          </table:table-cell>
          <table:table-cell table:style-name="Table1.A2" office:value-type="string">
            <text:p text:style-name="P8"><text:span text:style-name="T5">W</text:span>ith fixed gear effect, no <text:span text:style-name="T12">density </text:span>covariates </text:p>
          </table:table-cell>
          <table:table-cell table:style-name="Table1.A2" office:value-type="string">
            <text:p text:style-name="P43">1674</text:p>
          </table:table-cell>
          <table:table-cell table:style-name="Table1.A2" office:value-type="string">
            <text:p text:style-name="P43">129276</text:p>
          </table:table-cell>
          <table:table-cell table:style-name="Table1.A2" office:value-type="string">
            <text:p text:style-name="P41">116 012</text:p>
          </table:table-cell>
          <table:table-cell table:style-name="Table1.F2" office:value-type="string">
            <text:p text:style-name="P42">132 309</text:p>
          </table:table-cell>
        </table:table-row>
        <table:table-row>
          <table:table-cell table:style-name="Table1.A2" office:value-type="string">
            <text:p text:style-name="P40"><text:span text:style-name="T4">H</text:span>2</text:p>
          </table:table-cell>
          <table:table-cell table:style-name="Table1.A2" office:value-type="string">
            <text:p text:style-name="P8">With fixed gear effect, <text:span text:style-name="T13">substrate</text:span> and <office:annotation office:name="__Annotation__467_409555633"><dc:creator>Unknown Author</dc:creator><dc:date>2017-04-19T16:58:26</dc:date><text:p text:style-name="P61"><text:span text:style-name="T43">N.B. I was surprised depth did not give a better fit given the spatial factor plots. Given this, I’ve set it up slightly differently (giving a log(depth) as the data were highly skewed) and currently running to see if it improves the fit.</text:span></text:p></office:annotation>depth <text:span text:style-name="T12">density </text:span>covariates<office:annotation-end office:name="__Annotation__467_409555633"/></text:p>
          </table:table-cell>
          <table:table-cell table:style-name="Table1.A2" office:value-type="string">
            <text:p text:style-name="P43">1688</text:p>
          </table:table-cell>
          <table:table-cell table:style-name="Table1.A2" office:value-type="string">
            <text:p text:style-name="P43">129276</text:p>
          </table:table-cell>
          <table:table-cell table:style-name="Table1.A2" office:value-type="string">
            <text:p text:style-name="P40">116 013</text:p>
          </table:table-cell>
          <table:table-cell table:style-name="Table1.F2" office:value-type="string">
            <text:p text:style-name="P40">132 446</text:p>
          </table:table-cell>
        </table:table-row>
      </table:table>
      <text:p text:style-name="P9"/>
      <text:p text:style-name="P15"><text:span text:style-name="T13">For almost all species – gear combinations the catchability parameter estimates were informative and provided for consistent interpretation of density estimates across the time series. Species with known similar morphological features making them susceptible to certain fishing gears show similar catchability estimates (i.e. the roundfish such as cod, haddock and whiting show higher catchabilities in otter trawl gears than in beam gears, and vice versa for flatfish species; Figure 2). The exception were juvenile cod and budegassa in the Carlhelmar gear where there were insufficient samples to estimate catchability parameters – so these were fixed based on the adult </text:span><office:annotation office:name="__Annotation__955_602300712"><dc:creator>Unknown Author</dc:creator><dc:date>2017-04-18T20:15:16</dc:date><text:p text:style-name="P61"><text:span text:style-name="T43">Check this, doesn’t look right – it may be that I got values when I fit species by species and used these..</text:span></text:p></office:annotation><text:span text:style-name="T13">equivalent values</text:span><office:annotation-end office:name="__Annotation__955_602300712"/><text:span text:style-name="T13">.</text:span></text:p>
      <text:p text:style-name="P17"/>
      <text:p text:style-name="P17">Based on H2:</text:p>
      <text:p text:style-name="P9"/>
      <text:p text:style-name="P20">Inter species-group correlations (Figure 3): </text:p>
      <text:p text:style-name="P18"/>
      <text:p text:style-name="P18">Correlations in <text:span text:style-name="T16">the </text:span>average <text:span text:style-name="T16">spatial </text:span>encounter probability are strong within species (<text:span text:style-name="T18">i.e. among adults and juvenile of the same species, </text:span>generally <text:span text:style-name="T14">≥</text:span> 0.8, excepting hake which is 0.6). These persist when taking account of temporal dynamics with correlations within a species <text:span text:style-name="T16">for spatio-temporal encounter probability </text:span>remaining <text:span text:style-name="T14">≥ 0.6 for all species.</text:span></text:p>
      <text:p text:style-name="P9"/>
      <text:p text:style-name="P19">When looking across species, correlations in the <text:span text:style-name="T17">spatial encounter probability show grouping among species types. For example, in average spatial encounter probability cod tend to be associated positively with other gadoid species including haddock and whiting (0.7 and 0.5 among the adult groups respectively) and more weakly positively associated with deeper water species such as hake and megrim (0.4 each) and the monkfish (0.1, 0.3) and weakly negatively with other flatfish (place and sole, -0.1). <text:s/>When taking account of temporal dynamics these relationships persist strongly only with the gadoid species haddock and whiting (0.7 for each). Similarly, spatio-temporal correlations for haddock are strongly with whiting and cod (0.7 each) as well as partially with piscatorius monkfish (0.6) and plaice (0.5). As well as with cod and haddock, whiting show strong positive correlations with plaice (0.6 with adult, 0.7 with juvenile), juvenile sole (0.6) and adult hake (0.5). Similarly, the flatfish species of plaice and sole are strongly associated across size groups and between the two species (</text:span><text:span text:style-name="T15">≥ </text:span><text:span text:style-name="T17">0.7), with plaice also associated with haddock and whiting. Another grouping found with strong inter-species correlations are the deeper water species of piscatorius monkfish, budegassa monkfish, megrim and hake that show inter-species spatio-temporal correlations in the range of of 0.5 – 0.8. It is notable that the only negative spatio-temporal correlations are for cod with megrim and budegassa monkfish (weakly -0.2 to -0.1) <text:s/>and sole with hake (-0.5).</text:span></text:p>
      <text:p text:style-name="P19"/>
      <text:p text:style-name="P25">For the correlation among <text:span text:style-name="T19">spatio-temporal </text:span>positive catch rates (i.e. densities <text:span text:style-name="T26">on encounter</text:span>), <text:span text:style-name="T20">within species positive correlations are evident for all species as well as among similar species grouping. Cod is positively associated with haddock (0.6), whiting (0.4) as well as piscatorius monkfish (0.4) </text:span><text:soft-page-break/><text:span text:style-name="T20">and plaice (0.4), while haddock, in addition to cod, is positively associated with whiting (0.7) and to a lesser extent plaice (0.3) but negatively associated with budegassa (-0.4) and piscatorius monkfish (-0.2). Megrim and the two monkfish species (piscatorius and budegassa) are all positively associated (r</text:span><text:span text:style-name="T27">anging from 0.</text:span><text:span text:style-name="T28">4</text:span><text:span text:style-name="T27"> – 0.</text:span><text:span text:style-name="T28">5</text:span><text:span text:style-name="T20">) and also show association with the flatfish species plaice (0.5) and sole (0.8) while the two monkfish species are associated strongly (0.6) as well as with sole (0.5 0.6) and piscatorius with plaice (0.4) but not budegassa with plaice (-0.1). The flatfish species show strong correlation with each other in terms of spatio-temporal density (0.5 – 0.6).</text:span></text:p>
      <text:p text:style-name="P25"/>
      <text:p text:style-name="P19"/>
      <text:p text:style-name="P22">Factor analysis </text:p>
      <text:p text:style-name="P21"/>
      <text:p text:style-name="P26">Together, the first two <text:span text:style-name="T30">factor </text:span>loadings capture <office:annotation office:name="__Annotation__988_602300712"><dc:creator>Unknown Author</dc:creator><dc:date>2017-04-18T21:00:54</dc:date><text:p><text:span text:style-name="T43">83.5 % for first 3</text:span></text:p></office:annotation>72.4 %<office:annotation-end office:name="__Annotation__988_602300712"/> of species variability in the <text:span text:style-name="T29">average </text:span>spatial encounter probabilities and <office:annotation office:name="__Annotation__989_602300712"><dc:creator>Unknown Author</dc:creator><dc:date>2017-04-18T21:01:16</dc:date><text:p><text:span text:style-name="T43">69.2 % first 3</text:span></text:p></office:annotation>53.7 %<office:annotation-end office:name="__Annotation__989_602300712"/> for <text:span text:style-name="T29">average </text:span>spatial positive catch rates. <text:span text:style-name="T29">When the factor loadings are viewed in spatial plots</text:span> (Figures 4 and 5) a district pattern can be seen moving from the inshore shallower waters <text:span text:style-name="T29">North East to the deeper offshore waters South West (similar to the Anisotropic direction, Figure 17 (Supl)). Such a pattern is less evident in the spatio-temporal factor plots (Figures 15 &amp; 16 (Supl)) where factor loadings are less evenly distributed in space.</text:span></text:p>
      <text:p text:style-name="P26"/>
      <text:p text:style-name="P29">In order to visualise the factor loadings associated with each species-group for spatio-temporal encounter probability and spatio-temporal catch rates, the first two factor loadings have been plotted as a biplot (Figure 6). Here it becomes clear that common factors are contributing to the dynamics of the species groups identified above <text:span text:style-name="T31">(roundfish, flatfish and deepwater species)</text:span>. For spatio-temporal encounter probability deepwater species including megrim, the monkfishes and hake cluster together with a negative association with the second axes, while roundfish (excepting adult cod) are clustered through a strong negative trend in the first axes with roundfish and flatfish both having a positive association on the first axes.</text:p>
      <text:p text:style-name="P28"/>
      <text:p text:style-name="P23">Species avoidance in mixed fisheries: <text:span text:style-name="T31">example in the gadoid fishery</text:span></text:p>
      <text:p text:style-name="P21"/>
      <text:p text:style-name="P30">Fishers target a mixed fishery including cod, haddock and whiting. Analysis above shows strong co-occurance for these species. Appears that haddock and whiting are more associated than cod with haddock or whiting (Figure 6). Figure 7 shows the difference in distribution of each species from the other. As can be seen, cod had a more northerly (north westerly) distribution than haddock in 2015, while cod had a more westerly distribution than whiting. Haddock had a more westerly distribution than whiting. <text:span text:style-name="T39">These differences could have implications for the fisheries in seeking to avoid one or another of the species.</text:span></text:p>
      <text:p text:style-name="P21"/>
      <text:p text:style-name="P33">Discussion <text:span text:style-name="T40">(preliminary)</text:span></text:p>
      <text:p text:style-name="P32"/>
      <text:p text:style-name="P31">Key points to discuss:</text:p>
      <text:p text:style-name="P32"/>
      <text:list xml:id="list5167199517468524375" text:style-name="L3">
        <text:list-item>
          <text:p text:style-name="P50"><text:span text:style-name="T25">A</text:span><text:span text:style-name="T21">pplication sheds light on linkages among species in Celtic Sea fish communit</text:span><text:span text:style-name="T24">y</text:span></text:p>
          <text:list>
            <text:list-item>
              <text:p text:style-name="P52">Relevance to mixed fishery management – <text:span text:style-name="T41">strong correlation among species groups means highly likely to be caught together in same fishing operation </text:span></text:p>
            </text:list-item>
            <text:list-item>
              <text:p text:style-name="P51"><text:span text:style-name="T21">Drivers for correlations among species – </text:span><text:span text:style-name="T22">synthesise the factor analysis results with the correlations… </text:span><text:span text:style-name="T23">Seems a common driver for average trend (depth??) but differences between years – can these be environmental ?</text:span></text:p>
            </text:list-item>
            <text:list-item>
              <text:p text:style-name="P53">Clear groups of species emerge: <text:span text:style-name="T40">average occurrence appears </text:span>based on <text:span text:style-name="T40">spatial pattern (</text:span>depth, habitat preference ??<text:span text:style-name="T40">). However, taking account of temporal changes factor analysis shows strong species links between groups of species - some latent undescribed environmental driver (e.g. temp ?)</text:span></text:p>
            </text:list-item>
          </text:list>
          <text:p text:style-name="P54"/>
        </text:list-item>
        <text:list-item>
          <text:p text:style-name="P56"><text:soft-page-break/>Comment on difference in correlations between cod and the two monkfish species &gt;&gt; piscatorius has a more easterly (shallower water) distribution than budegassa so more co-occurance – ?? <text:span text:style-name="T42">can link this to the biology of the species</text:span> </text:p>
          <text:p text:style-name="P55"/>
        </text:list-item>
        <text:list-item>
          <text:p text:style-name="P57"><office:annotation office:name="__Annotation__528_409555633"><dc:creator>Unknown Author</dc:creator><dc:date>2017-04-19T17:09:16</dc:date><text:p text:style-name="P61"><text:span text:style-name="T43">I think there was a setting for fine scale (at level of data?) variation in covariates?</text:span></text:p></office:annotation>Habitat and depth covariates did not improve fit<office:annotation-end office:name="__Annotation__528_409555633"/>…Was this because they were high enough resolution (i.e. associated with a knot over large area, rather than data point location…).</text:p>
          <text:p text:style-name="P57"/>
        </text:list-item>
        <text:list-item>
          <text:p text:style-name="P57">Some spatial separation of cod from haddock and whiting: important for managing mixed demersal fisheries ??</text:p>
        </text:list-item>
      </text:list>
      <text:p text:style-name="P7"/>
      <text:p text:style-name="P38">Further work:</text:p>
      <text:p text:style-name="P38"/>
      <text:list xml:id="list3019338539702387365" text:style-name="L4">
        <text:list-item>
          <text:p text:style-name="P58">Incorporate different timing of surveys (seasonal) effect into model ?</text:p>
          <text:p text:style-name="P58"/>
        </text:list-item>
        <text:list-item>
          <text:p text:style-name="P58">Include temperature as as covariate in the model ? <text:s/><text:span text:style-name="T32">Is a time varying covariate so may explain some of the inter-year variability ?</text:span></text:p>
          <text:p text:style-name="P58"/>
        </text:list-item>
        <text:list-item>
          <text:p text:style-name="P59">Application seasonally to fisheries dependent data?</text:p>
        </text:list-item>
      </text:list>
      <text:p text:style-name="P11"/>
      <text:p text:style-name="P24">Notes:</text:p>
      <text:p text:style-name="P10"/>
      <text:p text:style-name="P10"><text:span text:style-name="T6">[</text:span>3. <text:span text:style-name="T3">Predictions of spatial densities can be used to inform optimal effort distributions from the context of maximising quota uptake in mixed fisheries under single-species quota constraints.]</text:span></text:p>
      <text:p text:style-name="P1"/>
      <text:p text:style-name="P3"/>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4:02:34.084276217</meta:creation-date>
    <dc:date>2017-04-19T21:34:54.310833965</dc:date>
    <meta:editing-duration>PT19H59M43S</meta:editing-duration>
    <meta:editing-cycles>60</meta:editing-cycles>
    <meta:generator>LibreOffice/5.1.6.2$Linux_X86_64 LibreOffice_project/10m0$Build-2</meta:generator>
    <meta:document-statistic meta:table-count="1" meta:image-count="0" meta:object-count="0" meta:page-count="5" meta:paragraph-count="95" meta:word-count="1957" meta:character-count="12962" meta:non-whitespace-character-count="11097"/>
  </office:meta>
</office:document-meta>
</file>